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262a2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32e07" style:font-size-asian="10.5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4dbec" officeooo:paragraph-rsid="0004dbec" style:font-size-asian="10.5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05c59b" style:font-size-asian="10.5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06626f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1c8a6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262a2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32e07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7d5bf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8f7df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a52c0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aba62" style:font-size-asian="10.5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c4268" style:font-size-asian="10.5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de5e8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237986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24174b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1169be" officeooo:paragraph-rsid="0006626f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11c8a6" officeooo:paragraph-rsid="0011c8a6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center" style:justify-single-word="false"/>
      <style:text-properties style:font-name="Liberation Sans" fo:font-size="18pt" style:text-underline-style="none" fo:font-weight="bold" officeooo:rsid="0004dbec" officeooo:paragraph-rsid="0006626f" style:font-size-asian="18pt" style:font-weight-asian="bold" style:font-size-complex="18pt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5c59b" officeooo:paragraph-rsid="0005c59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5c59b" officeooo:paragraph-rsid="001169b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f0e81" officeooo:paragraph-rsid="000f0e81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7d5bf" officeooo:paragraph-rsid="0017d5b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169be" officeooo:paragraph-rsid="001169b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6036e" officeooo:paragraph-rsid="00132e07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italic" style:text-underline-style="none" fo:font-weight="normal" officeooo:rsid="0011c8a6" officeooo:paragraph-rsid="0011c8a6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italic" style:text-underline-style="none" fo:font-weight="normal" officeooo:rsid="0005c59b" officeooo:paragraph-rsid="00237986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italic" style:text-underline-style="none" fo:font-weight="normal" officeooo:rsid="0005c59b" officeooo:paragraph-rsid="0024174b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5c59b" officeooo:paragraph-rsid="000e9ce9" style:font-size-asian="13pt" style:font-style-asian="italic" style:font-weight-asian="bold" style:font-size-complex="13pt" style:font-style-complex="italic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5c59b" officeooo:paragraph-rsid="001169be" style:font-size-asian="13pt" style:font-style-asian="italic" style:font-weight-asian="bold" style:font-size-complex="13pt" style:font-style-complex="italic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5c59b" officeooo:paragraph-rsid="002199b6" style:font-size-asian="13pt" style:font-style-asian="italic" style:font-weight-asian="bold" style:font-size-complex="13pt" style:font-style-complex="italic" style:font-weight-complex="bold"/>
    </style:style>
    <style:style style:name="P32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5c59b" officeooo:paragraph-rsid="0024174b" style:font-size-asian="13pt" style:font-style-asian="italic" style:font-weight-asian="bold" style:font-size-complex="13pt" style:font-style-complex="italic" style:font-weight-complex="bold"/>
    </style:style>
    <style:style style:name="P33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e9ce9" officeooo:paragraph-rsid="000e9ce9" style:font-size-asian="13pt" style:font-style-asian="italic" style:font-weight-asian="bold" style:font-size-complex="13pt" style:font-style-complex="italic" style:font-weight-complex="bold"/>
    </style:style>
    <style:style style:name="P34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24174b" officeooo:paragraph-rsid="0024174b" style:font-size-asian="13pt" style:font-style-asian="italic" style:font-weight-asian="bold" style:font-size-complex="13pt" style:font-style-complex="italic" style:font-weight-complex="bold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6036e" officeooo:paragraph-rsid="002199b6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6036e" officeooo:paragraph-rsid="00237986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6036e" officeooo:paragraph-rsid="0024174b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24174b" officeooo:paragraph-rsid="0024174b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fo:font-style="normal" style:font-style-asian="normal" style:font-style-complex="normal"/>
    </style:style>
    <style:style style:name="T2" style:family="text">
      <style:text-properties fo:color="#000000" fo:font-style="normal" officeooo:rsid="001169be" style:font-style-asian="normal" style:font-style-complex="normal"/>
    </style:style>
    <style:style style:name="T3" style:family="text">
      <style:text-properties fo:color="#000000" fo:font-style="normal" officeooo:rsid="0011c8a6" style:font-style-asian="normal" style:font-style-complex="normal"/>
    </style:style>
    <style:style style:name="T4" style:family="text">
      <style:text-properties fo:color="#000000" fo:font-style="normal" officeooo:rsid="00146f1a" style:font-style-asian="normal" style:font-style-complex="normal"/>
    </style:style>
    <style:style style:name="T5" style:family="text">
      <style:text-properties fo:color="#000000" fo:font-style="normal" officeooo:rsid="0016036e" style:font-style-asian="normal" style:font-style-complex="normal"/>
    </style:style>
    <style:style style:name="T6" style:family="text">
      <style:text-properties fo:color="#000000" fo:font-style="normal" officeooo:rsid="001aba62" style:font-style-asian="normal" style:font-style-complex="normal"/>
    </style:style>
    <style:style style:name="T7" style:family="text">
      <style:text-properties fo:color="#000000" fo:font-style="normal" fo:font-weight="bold" officeooo:rsid="001169be" style:font-style-asian="normal" style:font-weight-asian="bold" style:font-style-complex="normal" style:font-weight-complex="bold"/>
    </style:style>
    <style:style style:name="T8" style:family="text">
      <style:text-properties fo:color="#000000" fo:font-style="normal" fo:font-weight="bold" officeooo:rsid="0011c8a6" style:font-style-asian="normal" style:font-weight-asian="bold" style:font-style-complex="normal" style:font-weight-complex="bold"/>
    </style:style>
    <style:style style:name="T9" style:family="text">
      <style:text-properties fo:color="#000000" fo:font-style="normal" fo:font-weight="bold" officeooo:rsid="00132e07" style:font-style-asian="normal" style:font-weight-asian="bold" style:font-style-complex="normal" style:font-weight-complex="bold"/>
    </style:style>
    <style:style style:name="T10" style:family="text">
      <style:text-properties fo:color="#000000" fo:font-style="normal" fo:font-weight="bold" officeooo:rsid="0016036e" style:font-style-asian="normal" style:font-weight-asian="bold" style:font-style-complex="normal" style:font-weight-complex="bold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fo:font-style="italic" officeooo:rsid="0011c8a6" style:font-style-asian="italic" style:font-style-complex="italic"/>
    </style:style>
    <style:style style:name="T13" style:family="text">
      <style:text-properties fo:color="#000000" fo:font-style="italic" officeooo:rsid="001169be" style:font-style-asian="italic" style:font-style-complex="italic"/>
    </style:style>
    <style:style style:name="T14" style:family="text">
      <style:text-properties fo:color="#000000" fo:font-style="italic" officeooo:rsid="00146f1a" style:font-style-asian="italic" style:font-style-complex="italic"/>
    </style:style>
    <style:style style:name="T15" style:family="text">
      <style:text-properties fo:color="#000000" fo:font-style="italic" officeooo:rsid="0017d5bf" style:font-style-asian="italic" style:font-style-complex="italic"/>
    </style:style>
    <style:style style:name="T16" style:family="text">
      <style:text-properties fo:color="#000000" fo:font-style="italic" officeooo:rsid="0018f7df" style:font-style-asian="italic" style:font-style-complex="italic"/>
    </style:style>
    <style:style style:name="T17" style:family="text">
      <style:text-properties fo:color="#000000" fo:font-style="italic" officeooo:rsid="001aba62" style:font-style-asian="italic" style:font-style-complex="italic"/>
    </style:style>
    <style:style style:name="T18" style:family="text">
      <style:text-properties fo:color="#000000" fo:font-style="italic" fo:font-weight="bold" officeooo:rsid="0011c8a6" style:font-style-asian="italic" style:font-weight-asian="bold" style:font-style-complex="italic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37986" style:font-weight-asian="bold" style:font-weight-complex="bold"/>
    </style:style>
    <style:style style:name="T21" style:family="text">
      <style:text-properties fo:font-weight="bold" officeooo:rsid="0024174b" style:font-weight-asian="bold" style:font-weight-complex="bold"/>
    </style:style>
    <style:style style:name="T22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style:text-underline-style="none" fo:font-weight="normal" officeooo:rsid="001169be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style:text-underline-style="none" fo:font-weight="normal" officeooo:rsid="0016036e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tyle="normal" officeooo:rsid="002199b6" style:font-style-asian="normal" style:font-style-complex="normal"/>
    </style:style>
    <style:style style:name="T26" style:family="text">
      <style:text-properties fo:font-style="normal" officeooo:rsid="0016036e" style:font-style-asian="normal" style:font-style-complex="normal"/>
    </style:style>
    <style:style style:name="T27" style:family="text">
      <style:text-properties fo:font-style="normal" officeooo:rsid="0011c8a6" style:font-style-asian="normal" style:font-style-complex="normal"/>
    </style:style>
    <style:style style:name="T28" style:family="text">
      <style:text-properties fo:font-style="normal" officeooo:rsid="0024174b" style:font-style-asian="normal" style:font-style-complex="normal"/>
    </style:style>
    <style:style style:name="T29" style:family="text">
      <style:text-properties officeooo:rsid="00084962"/>
    </style:style>
    <style:style style:name="T30" style:family="text">
      <style:text-properties officeooo:rsid="000861b6"/>
    </style:style>
    <style:style style:name="T31" style:family="text">
      <style:text-properties officeooo:rsid="001169be"/>
    </style:style>
    <style:style style:name="T32" style:family="text">
      <style:text-properties officeooo:rsid="001a52c0"/>
    </style:style>
    <style:style style:name="T33" style:family="text">
      <style:text-properties officeooo:rsid="001aba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Liste des fonctions utilisées côté noyau</text:p>
      <text:p text:style-name="P19">(par fichier de définition)</text:p>
      <text:p text:style-name="P3"/>
      <text:p text:style-name="P3"/>
      <text:p text:style-name="P29">SynchConsole.cc <text:span text:style-name="T22">: </text:span></text:p>
      <text:p text:style-name="P33"><text:span text:style-name="T23">Classe p</text:span><text:span text:style-name="T22">ermet</text:span><text:span text:style-name="T23">tant</text:span><text:span text:style-name="T22"> d’effectuer les lectures et les écritures sur la console de manière synchronisée.</text:span></text:p>
      <text:p text:style-name="P22">Ainsi deux threads ne pourront pas écrire en même temps sur la console.</text:p>
      <text:p text:style-name="P20"/>
      <text:p text:style-name="P13"><text:span text:style-name="T1"><text:tab/>- </text:span><text:span text:style-name="T19">void WriteChar(char ch) </text:span>:</text:p>
      <text:p text:style-name="P13"><text:span text:style-name="T33"><text:tab/> <text:s/>E</text:span>ffectue une écriture du char ch.</text:p>
      <text:p text:style-name="P4"/>
      <text:p text:style-name="P13"><text:s text:c="4"/><text:tab/>- <text:span text:style-name="T19">char ReadChar()</text:span> :</text:p>
      <text:p text:style-name="P13"><text:span text:style-name="T33"><text:tab/> <text:s/>E</text:span>ffectue une lecture d'un char.</text:p>
      <text:p text:style-name="P4"/>
      <text:p text:style-name="P12"><text:s text:c="2"/><text:tab/>- <text:span text:style-name="T19">void LectureChaine(char *s, int n) </text:span>:</text:p>
      <text:p text:style-name="P12"><text:span text:style-name="T33"><text:tab/> <text:s/>E</text:span>ffectue une lecture de n caractères et les enregistre à l'adresse pointée par s <text:tab/> <text:s/><text:tab/> <text:s/><text:span text:style-name="T29">(utilisation de ReadChar).</text:span></text:p>
      <text:p text:style-name="P4"/>
      <text:p text:style-name="P12"><text:s text:c="4"/><text:tab/>- <text:span text:style-name="T19">void EcritureChaine(char *s)</text:span> : </text:p>
      <text:p text:style-name="P12"><text:span text:style-name="T33"><text:tab/> <text:s/>E</text:span>ffectue une ecriture de s <text:span text:style-name="T29">(utilisation de WriteChar)</text:span>. <text:s/></text:p>
      <text:p text:style-name="P4"/>
      <text:p text:style-name="P10"><text:s text:c="3"/><text:tab/>- <text:span text:style-name="T19">void SynchPutChar(const char ch)</text:span> :</text:p>
      <text:p text:style-name="P11"><text:tab/> <text:s/><text:span text:style-name="T3">Appelé lors de l’appel système </text:span><text:span text:style-name="T12">« </text:span><text:span text:style-name="T16">put</text:span><text:span text:style-name="T15">Char</text:span><text:span text:style-name="T12">».</text:span></text:p>
      <text:p text:style-name="P11"><text:span text:style-name="T12"><text:tab/> <text:s/></text:span><text:span text:style-name="T6">E</text:span>ffectue une <text:span text:style-name="T32">é</text:span>criture synchronis<text:span text:style-name="T32">é</text:span>e de ch <text:span text:style-name="T29">(utilisation de WriteChar)</text:span>.</text:p>
      <text:p text:style-name="P5"/>
      <text:p text:style-name="P9"><text:s text:c="4"/><text:tab/>- <text:span text:style-name="T19">char SynchGetChar()</text:span> : </text:p>
      <text:p text:style-name="P9"><text:span text:style-name="T3"><text:tab/> <text:s/>Appelé lors de l’appel système </text:span><text:span text:style-name="T12">« </text:span><text:span text:style-name="T15">getChar</text:span><text:span text:style-name="T12">».</text:span></text:p>
      <text:p text:style-name="P9"><text:tab/> <text:s/><text:span text:style-name="T33">E</text:span>ffectue une lecture synchronisee d'un char <text:span text:style-name="T29">(utilisation de ReadChar)</text:span>.</text:p>
      <text:p text:style-name="P4"><text:s text:c="5"/></text:p>
      <text:p text:style-name="P9"><text:s text:c="4"/><text:tab/>- <text:span text:style-name="T19">void SynchPutString(const char s[])</text:span> : </text:p>
      <text:p text:style-name="P9"><text:span text:style-name="T3"><text:tab/> <text:s/>Appelé lors de l’appel système </text:span><text:span text:style-name="T12">« </text:span><text:span text:style-name="T15">putString</text:span><text:span text:style-name="T12">».</text:span></text:p>
      <text:p text:style-name="P9"><text:tab/> <text:s/><text:span text:style-name="T33">E</text:span>ffectue une ecriture synchronisee de s <text:span text:style-name="T30">(utilisation de EcrireChaine)</text:span>. </text:p>
      <text:p text:style-name="P5"/>
      <text:p text:style-name="P9"><text:s/><text:tab/>- <text:span text:style-name="T19">void SynchGetString(char *s, int n) </text:span>: </text:p>
      <text:p text:style-name="P9"><text:span text:style-name="T3"><text:tab/> <text:s/>Appelé lors de l’appel système </text:span><text:span text:style-name="T12">« </text:span><text:span text:style-name="T15">getString</text:span><text:span text:style-name="T12">».</text:span></text:p>
      <text:p text:style-name="P9"><text:tab/> <text:s/><text:span text:style-name="T33">E</text:span>ffectue une lecture synchronisee de n caractères et les enregistre à l'adresse <text:tab/> <text:s/>pointée par s <text:span text:style-name="T30">(utilisation de LectureChaine)</text:span>. </text:p>
      <text:p text:style-name="P4"><text:s text:c="5"/></text:p>
      <text:p text:style-name="P12"><text:s text:c="4"/><text:tab/>- <text:span text:style-name="T19">void SynchPutInt(int n)</text:span> : </text:p>
      <text:p text:style-name="P12"><text:tab/> <text:s/><text:span text:style-name="T3">Appelé lors de l’appel système </text:span><text:span text:style-name="T12">« </text:span><text:span text:style-name="T17">putInt</text:span><text:span text:style-name="T12">».</text:span></text:p>
      <text:p text:style-name="P12"><text:span text:style-name="T12"><text:tab/> <text:s/></text:span><text:span text:style-name="T6">E</text:span>ffectue une ecriture synchronisee de n <text:span text:style-name="T30">(utilisation de EcrireChaine)</text:span>.</text:p>
      <text:p text:style-name="P4"/>
      <text:p text:style-name="P12"><text:s text:c="4"/><text:tab/>- i<text:span text:style-name="T19">nt SynchGetInt()</text:span> :</text:p>
      <text:p text:style-name="P12"><text:span text:style-name="T3"><text:tab/> <text:s/>Appelé lors de l’appel système </text:span><text:span text:style-name="T12">« </text:span><text:span text:style-name="T15">get</text:span><text:span text:style-name="T17">Int</text:span><text:span text:style-name="T12">».</text:span></text:p>
      <text:p text:style-name="P12"><text:s/><text:tab/> <text:s/><text:span text:style-name="T33">E</text:span>ffectue une lecture synchronisee d'un int <text:span text:style-name="T30">(utilisation de LectureChaine)</text:span>.</text:p>
      <text:p text:style-name="P17"/>
      <text:p text:style-name="P17"/>
      <text:p text:style-name="P17"/>
      <text:p text:style-name="P17"/>
      <text:p text:style-name="P17"/>
      <text:p text:style-name="P30"><text:soft-page-break/><text:span text:style-name="T31">UserThread</text:span>.cc <text:span text:style-name="T22">: </text:span></text:p>
      <text:p text:style-name="P23">Fournit une bibliothèque permettant côté noyau de gérer les appels système liés aux threads.</text:p>
      <text:p text:style-name="P21"/>
      <text:p text:style-name="P14"><text:span text:style-name="T1"><text:tab/>- </text:span><text:span text:style-name="T7">void</text:span><text:span text:style-name="T2"> </text:span><text:span text:style-name="T7">StartUserThread(int f) : </text:span></text:p>
      <text:p text:style-name="P14"><text:span text:style-name="T7"><text:tab/> <text:s/></text:span><text:span text:style-name="T2">Prépare l’espace d’adressage du thread et les registres necessaires à l’éxecution <text:tab/> <text:s/>de la fonction </text:span><text:span text:style-name="T3">pointée par </text:span><text:span text:style-name="T2">f. Puis l‘execute.</text:span></text:p>
      <text:p text:style-name="P24"/>
      <text:p text:style-name="P6"><text:span text:style-name="T2"><text:s/><text:tab/>- </text:span><text:span text:style-name="T7">int </text:span><text:span text:style-name="T8">do_userThreadCreate</text:span><text:span text:style-name="T7">(int f, </text:span><text:span text:style-name="T8">int arg</text:span><text:span text:style-name="T7">) : </text:span></text:p>
      <text:p text:style-name="P6"><text:span text:style-name="T3"><text:tab/> <text:s/>Appelé lors de l’appel système </text:span><text:span text:style-name="T12">« userThreadCreate ». </text:span></text:p>
      <text:p text:style-name="P26"><text:tab/> <text:s/>Créé un nouveau thread et sauvegarde l’argument pointé par arg de la fonction <text:tab/> <text:s/>pointée par f. </text:p>
      <text:p text:style-name="P18"><text:span text:style-name="T11"><text:tab/> <text:s/>Place le thread dans la file d’attente des threads noyaux avec comme fonction <text:tab/> <text:s/><text:tab/> <text:s/>d’execution </text:span><text:span text:style-name="T13">StartUserThread </text:span><text:span text:style-name="T11">et comme argument f.</text:span></text:p>
      <text:p text:style-name="P26"/>
      <text:p text:style-name="P1"><text:span text:style-name="T2"><text:tab/>- </text:span><text:span text:style-name="T9">void</text:span><text:span text:style-name="T7"> </text:span><text:span text:style-name="T8">do_userThread</text:span><text:span text:style-name="T9">Exit</text:span><text:span text:style-name="T7">() : </text:span></text:p>
      <text:p text:style-name="P9"><text:span text:style-name="T3"><text:tab/> <text:s/>Appelé lors de l’appel système </text:span><text:span text:style-name="T12">« userThread</text:span><text:span text:style-name="T15">Exit</text:span><text:span text:style-name="T12"> ». </text:span></text:p>
      <text:p text:style-name="P7"><text:span text:style-name="T3"><text:tab/> <text:s/></text:span><text:span text:style-name="T4">Met le thread courant dans</text:span><text:span text:style-name="T14"> threadToBeDestroy</text:span><text:span text:style-name="T4"> pour qu’il soit détruit par le <text:tab/> <text:s/><text:tab/> <text:s/>système.</text:span></text:p>
      <text:p text:style-name="P24"/>
      <text:p text:style-name="P2"><text:span text:style-name="T2"><text:tab/>- </text:span><text:span text:style-name="T9">void</text:span><text:span text:style-name="T7"> </text:span><text:span text:style-name="T8">do_userThrea</text:span><text:span text:style-name="T9">dJoin(int tid</text:span><text:span text:style-name="T7">) : </text:span></text:p>
      <text:p text:style-name="P9"><text:span text:style-name="T3"><text:tab/> <text:s/>Appelé lors de l’appel système </text:span><text:span text:style-name="T12">« userThread</text:span><text:span text:style-name="T15">Join</text:span><text:span text:style-name="T12"> ».</text:span><text:span text:style-name="T18"> </text:span></text:p>
      <text:p text:style-name="P8"><text:span text:style-name="T3"><text:tab/> <text:s/></text:span><text:span text:style-name="T5">Attend que le thread tid se termine.</text:span></text:p>
      <text:p text:style-name="P25"/>
      <text:p text:style-name="P25"/>
      <text:p text:style-name="P31"><text:span text:style-name="T25">AdrrSpace</text:span><text:span text:style-name="T26">.cc </text:span><text:span text:style-name="T24">:</text:span></text:p>
      <text:p text:style-name="P35"/>
      <text:p text:style-name="P15"><text:s text:c="4"/><text:tab/><text:span text:style-name="T19">- </text:span><text:span text:style-name="T20">int</text:span><text:span text:style-name="T19"> </text:span><text:span text:style-name="T10">CalculOffsetStack(int nbPagePile, int pagesize, int numstack)</text:span><text:span text:style-name="T19">:</text:span> </text:p>
      <text:p text:style-name="P27"><text:span text:style-name="T27"><text:tab/> <text:s/></text:span><text:span text:style-name="T26">Calcule l'offset de la pile du thread de numero numstack.</text:span></text:p>
      <text:p text:style-name="P36"/>
      <text:p text:style-name="P36"/>
      <text:p text:style-name="P32"><text:span text:style-name="T28">SynchListThread</text:span><text:span text:style-name="T26">.cc </text:span><text:span text:style-name="T24">:</text:span></text:p>
      <text:p text:style-name="P34"><text:span text:style-name="T24">S</text:span><text:span text:style-name="T22">tructure pour maintenir une liste des threads utilisateurs.</text:span></text:p>
      <text:p text:style-name="P37"/>
      <text:p text:style-name="P16"><text:s text:c="4"/><text:tab/><text:span text:style-name="T19">- </text:span><text:span text:style-name="T21">void</text:span><text:span text:style-name="T19"> </text:span><text:span text:style-name="T10">Append (itemThread* item)</text:span><text:span text:style-name="T19">:</text:span> </text:p>
      <text:p text:style-name="P28"><text:span text:style-name="T27"><text:tab/> <text:s/></text:span><text:span text:style-name="T28">Ajoute l’élément item dans la liste des threads utilisateurs.</text:span></text:p>
      <text:p text:style-name="P37"/>
      <text:p text:style-name="P16"><text:s text:c="4"/><text:tab/><text:span text:style-name="T19">- </text:span><text:span text:style-name="T10">itemThread* Remove (int tid)</text:span><text:span text:style-name="T19">:</text:span> </text:p>
      <text:p text:style-name="P28"><text:span text:style-name="T27"><text:tab/> <text:s/></text:span><text:span text:style-name="T28">Renvoie et supprime de la liste des threads la structure associée au thread <text:tab/> <text:s/><text:tab/> <text:s/>d’identifiant tid. </text:span></text:p>
      <text:p text:style-name="P38"/>
      <text:p text:style-name="P16"><text:s text:c="4"/><text:tab/><text:span text:style-name="T19">- </text:span><text:span text:style-name="T10">itemThread* Find (int tid)</text:span><text:span text:style-name="T19">:</text:span> </text:p>
      <text:p text:style-name="P28"><text:span text:style-name="T27"><text:tab/> <text:s/></text:span><text:span text:style-name="T28">Renvoie la structure associée au thread d’identifiant tid. </text:span></text:p>
      <text:p text:style-name="P38"/>
      <text:p text:style-name="P16"><text:s text:c="4"/><text:tab/><text:span text:style-name="T19">- </text:span><text:span text:style-name="T10">itemThread* newItemThread (int tid)</text:span><text:span text:style-name="T19">:</text:span> </text:p>
      <text:p text:style-name="P28"><text:span text:style-name="T27"><text:tab/> <text:s/></text:span><text:span text:style-name="T28">Constructeur de la structure associée au thread d’identifiant tid. <text:s text:c="2"/></text:span></text:p>
      <text:p text:style-name="P37"/>
      <text:p text:style-name="P37"/>
      <text:p text:style-name="P37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0T13:48:19.771353001</dc:date>
    <meta:editing-duration>PT3H10M51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459" meta:character-count="3231" meta:non-whitespace-character-count="2600"/>
  </office:meta>
</office:document-meta>
</file>